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fo:font-weight="bold" officeooo:rsid="001e1291" officeooo:paragraph-rsid="001e1291" style:font-size-asian="18pt" style:font-weight-asian="bold" style:font-size-complex="18pt" style:font-weight-complex="bold"/>
    </style:style>
    <style:style style:name="P2" style:family="paragraph" style:parent-style-name="Heading_20_3">
      <style:text-properties officeooo:paragraph-rsid="0020bb1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>
      <style:text-properties fo:font-size="18pt" fo:font-weight="bold" officeooo:rsid="001e1291" officeooo:paragraph-rsid="001e1291" style:font-size-asian="18pt" style:font-weight-asian="bold" style:font-size-complex="18pt" style:font-weight-complex="bold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in" fo:margin-bottom="0in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top="0in" fo:margin-bottom="0in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6">
      <style:paragraph-properties fo:margin-top="0in" fo:margin-bottom="0in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7">
      <style:paragraph-properties fo:margin-top="0in" fo:margin-bottom="0in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8">
      <style:paragraph-properties fo:margin-top="0in" fo:margin-bottom="0in" style:contextual-spacing="false"/>
    </style:style>
    <style:style style:name="P40" style:family="paragraph" style:parent-style-name="Text_20_body">
      <style:text-properties officeooo:paragraph-rsid="0020bb14"/>
    </style:style>
    <style:style style:name="T1" style:family="text">
      <style:text-properties officeooo:rsid="0020bb1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hase 1: Foundations</text:span></text:h>
      <text:list text:style-name="L1">
        <text:list-item>
          <text:p text:style-name="P3"><text:span text:style-name="Strong_20_Emphasis">Mathematics</text:span></text:p>
          <text:list>
            <text:list-item>
              <text:p text:style-name="P4">Linear Algebra: Matrices, vectors, eigenvalues, and eigenvectors.</text:p>
            </text:list-item>
            <text:list-item>
              <text:p text:style-name="P4">Probability and Statistics: Probability distributions, Bayes’ theorem, statistical tests, etc.</text:p>
            </text:list-item>
            <text:list-item>
              <text:p text:style-name="P4">Calculus: Differentiation and integration, partial derivatives, optimization concepts like gradient descent.</text:p>
            </text:list-item>
          </text:list>
        </text:list-item>
        <text:list-item>
          <text:p text:style-name="P3"><text:span text:style-name="Strong_20_Emphasis">Programming</text:span></text:p>
          <text:list>
            <text:list-item>
              <text:p text:style-name="P4">Learn Python: Focus on libraries like NumPy, Pandas, Matplotlib, and Seaborn.</text:p>
            </text:list-item>
            <text:list-item>
              <text:p text:style-name="P4">Version Control: Git and GitHub for code management.</text:p>
            </text:list-item>
            <text:list-item>
              <text:p text:style-name="P3">Basic algorithms and data structures: Arrays, linked lists, trees, graph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2: Core Machine Learning Concepts</text:span></text:h>
      <text:list text:style-name="L2">
        <text:list-item>
          <text:p text:style-name="P5"><text:span text:style-name="Strong_20_Emphasis">Introduction to ML</text:span></text:p>
          <text:list>
            <text:list-item>
              <text:p text:style-name="P6">Understand supervised, unsupervised, and reinforcement learning.</text:p>
            </text:list-item>
            <text:list-item>
              <text:p text:style-name="P6">Grasp key terminologies: features, labels, training/testing data, model evaluation.</text:p>
            </text:list-item>
          </text:list>
        </text:list-item>
        <text:list-item>
          <text:p text:style-name="P5"><text:span text:style-name="Strong_20_Emphasis">Basic Algorithms</text:span></text:p>
          <text:list>
            <text:list-item>
              <text:p text:style-name="P6">Supervised Learning: Linear regression, logistic regression, decision trees, and support vector machines.</text:p>
            </text:list-item>
            <text:list-item>
              <text:p text:style-name="P6">Unsupervised Learning: K-means, hierarchical clustering, and PCA (Principal Component Analysis).</text:p>
            </text:list-item>
          </text:list>
        </text:list-item>
        <text:list-item>
          <text:p text:style-name="P5"><text:span text:style-name="Strong_20_Emphasis">Model Evaluation</text:span></text:p>
          <text:list>
            <text:list-item>
              <text:p text:style-name="P6">Metrics: Accuracy, precision, recall, F1-score, ROC-AUC.</text:p>
            </text:list-item>
            <text:list-item>
              <text:p text:style-name="P5">Cross-validation techniques.</text:p>
            </text:list-item>
          </text:list>
        </text:list-item>
      </text:list>
      <text:p text:style-name="P19">Why Machine Learning Important </text:p>
      <text:h text:style-name="P1" text:outline-level="3"><text:span text:style-name="Strong_20_Emphasis">1. Automation of Tasks</text:span></text:h>
      <text:list text:style-name="L9">
        <text:list-item>
          <text:p text:style-name="P21">ML automates repetitive and time-consuming tasks, improving productivity and efficiency.</text:p>
        </text:list-item>
        <text:list-item>
          <text:p text:style-name="P20">Examples: Email spam filters, product recommendations, and automated chatbots.</text:p>
        </text:list-item>
      </text:list>
      <text:p text:style-name="Horizontal_20_Line"/>
      <text:h text:style-name="Heading_20_3" text:outline-level="3"><text:span text:style-name="Strong_20_Emphasis">2. Data-Driven Decision Making</text:span></text:h>
      <text:list text:style-name="L10">
        <text:list-item>
          <text:p text:style-name="P23">ML analyzes vast amounts of data to uncover patterns and insights that humans might miss.</text:p>
        </text:list-item>
        <text:list-item>
          <text:p text:style-name="P22">It supports better decision-making in fields like healthcare, finance, and marketing.</text:p>
        </text:list-item>
      </text:list>
      <text:p text:style-name="Horizontal_20_Line"/>
      <text:h text:style-name="Heading_20_3" text:outline-level="3"><text:soft-page-break/><text:span text:style-name="Strong_20_Emphasis">3. Scalability and Adaptability</text:span></text:h>
      <text:list text:style-name="L11">
        <text:list-item>
          <text:p text:style-name="P25">Unlike rule-based systems, ML models adapt and improve as they are exposed to more data.</text:p>
        </text:list-item>
        <text:list-item>
          <text:p text:style-name="P24">Example: Self-driving cars learn from millions of driving scenarios to enhance their performance.</text:p>
        </text:list-item>
      </text:list>
      <text:p text:style-name="Horizontal_20_Line"/>
      <text:h text:style-name="Heading_20_3" text:outline-level="3"><text:span text:style-name="Strong_20_Emphasis">4. Enhanced Personalization</text:span></text:h>
      <text:list text:style-name="L12">
        <text:list-item>
          <text:p text:style-name="P27">ML powers personalization in products and services, improving user experiences.</text:p>
        </text:list-item>
        <text:list-item>
          <text:p text:style-name="P26">Examples: Netflix movie recommendations, Spotify playlists, and Amazon shopping suggestions.</text:p>
        </text:list-item>
      </text:list>
      <text:p text:style-name="Horizontal_20_Line"/>
      <text:h text:style-name="Heading_20_3" text:outline-level="3"><text:span text:style-name="Strong_20_Emphasis">5. Solving Complex Problems</text:span></text:h>
      <text:list text:style-name="L13">
        <text:list-item>
          <text:p text:style-name="P29">ML tackles problems that are computationally complex or have no straightforward solutions.</text:p>
        </text:list-item>
        <text:list-item>
          <text:p text:style-name="P28">Examples: Image recognition, natural language processing, and drug discovery.</text:p>
        </text:list-item>
      </text:list>
      <text:p text:style-name="Horizontal_20_Line"/>
      <text:h text:style-name="Heading_20_3" text:outline-level="3"><text:span text:style-name="Strong_20_Emphasis">6. Economic and Societal Impact</text:span></text:h>
      <text:list text:style-name="L14">
        <text:list-item>
          <text:p text:style-name="P31">ML drives innovation in industries, creating new products, services, and economic opportunities.</text:p>
        </text:list-item>
        <text:list-item>
          <text:p text:style-name="P30">Examples: Fraud detection in banking, predictive maintenance in manufacturing, and disease prediction in healthcare.</text:p>
        </text:list-item>
      </text:list>
      <text:p text:style-name="Horizontal_20_Line"/>
      <text:h text:style-name="Heading_20_3" text:outline-level="3"><text:span text:style-name="Strong_20_Emphasis">7. Real-Time Applications</text:span></text:h>
      <text:list text:style-name="L15">
        <text:list-item>
          <text:p text:style-name="P33">ML enables real-time processing and decision-making.</text:p>
        </text:list-item>
        <text:list-item>
          <text:p text:style-name="P32">Examples: Autonomous vehicles, stock market trading, and disaster prediction systems.</text:p>
        </text:list-item>
      </text:list>
      <text:p text:style-name="Horizontal_20_Line"/>
      <text:h text:style-name="Heading_20_3" text:outline-level="3"><text:span text:style-name="Strong_20_Emphasis">8. Pioneering Future Technologies</text:span></text:h>
      <text:list text:style-name="L16">
        <text:list-item>
          <text:p text:style-name="P35">ML is the foundation for Artificial Intelligence (AI) advancements.</text:p>
        </text:list-item>
        <text:list-item>
          <text:p text:style-name="P34">Examples: Generative AI (like ChatGPT), AI-powered assistants (Siri, Alexa), and advanced robotics.</text:p>
        </text:list-item>
      </text:list>
      <text:p text:style-name="Horizontal_20_Line"/>
      <text:h text:style-name="Heading_20_3" text:outline-level="3"><text:span text:style-name="Strong_20_Emphasis">9. Efficiency and Cost Reduction</text:span></text:h>
      <text:list text:style-name="L17">
        <text:list-item>
          <text:p text:style-name="P37">ML systems reduce operational costs by minimizing human intervention and errors.</text:p>
        </text:list-item>
        <text:list-item>
          <text:p text:style-name="P36">Example: Predictive analytics in supply chains optimize inventory and reduce wastage.</text:p>
        </text:list-item>
      </text:list>
      <text:p text:style-name="Horizontal_20_Line"><text:soft-page-break/></text:p>
      <text:h text:style-name="Heading_20_3" text:outline-level="3"><text:span text:style-name="Strong_20_Emphasis">10. Better Human-Computer Interaction</text:span></text:h>
      <text:list text:style-name="L18">
        <text:list-item>
          <text:p text:style-name="P39">Through natural language processing and vision systems, ML enables intuitive interactions.</text:p>
        </text:list-item>
        <text:list-item>
          <text:p text:style-name="P38">Example: Voice assistants, facial recognition systems, and language translation apps.</text:p>
        </text:list-item>
      </text:list>
      <text:p text:style-name="P19"/>
      <text:p text:style-name="Horizontal_20_Line"/>
      <text:h text:style-name="Heading_20_3" text:outline-level="3"><text:span text:style-name="Strong_20_Emphasis">Phase 3: Practical Implementation</text:span></text:h>
      <text:list text:style-name="L3">
        <text:list-item>
          <text:p text:style-name="P7"><text:span text:style-name="Strong_20_Emphasis">Learn ML Frameworks and Libraries</text:span></text:p>
          <text:list>
            <text:list-item>
              <text:p text:style-name="P8">Scikit-learn for traditional ML algorithms.</text:p>
            </text:list-item>
            <text:list-item>
              <text:p text:style-name="P8">TensorFlow and PyTorch for deep learning.</text:p>
            </text:list-item>
          </text:list>
        </text:list-item>
        <text:list-item>
          <text:p text:style-name="P7"><text:span text:style-name="Strong_20_Emphasis">Data Handling</text:span></text:p>
          <text:list>
            <text:list-item>
              <text:p text:style-name="P8">Data cleaning and preprocessing (handling missing values, scaling, encoding).</text:p>
            </text:list-item>
            <text:list-item>
              <text:p text:style-name="P8">Exploratory Data Analysis (EDA).</text:p>
            </text:list-item>
          </text:list>
        </text:list-item>
        <text:list-item>
          <text:p text:style-name="P7"><text:span text:style-name="Strong_20_Emphasis">Hands-On Practice</text:span></text:p>
          <text:list>
            <text:list-item>
              <text:p text:style-name="P8">Start with small datasets (e.g., Iris, MNIST, Titanic).</text:p>
            </text:list-item>
            <text:list-item>
              <text:p text:style-name="P7">Participate in Kaggle competitions or similar platform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4: Deep Learning (Advanced)</text:span></text:h>
      <text:list text:style-name="L4">
        <text:list-item>
          <text:p text:style-name="P9"><text:span text:style-name="Strong_20_Emphasis">Neural Networks Basics</text:span></text:p>
          <text:list>
            <text:list-item>
              <text:p text:style-name="P10">Understand perceptrons, activation functions, and loss functions.</text:p>
            </text:list-item>
            <text:list-item>
              <text:p text:style-name="P10">Learn about forward and backward propagation.</text:p>
            </text:list-item>
          </text:list>
        </text:list-item>
        <text:list-item>
          <text:p text:style-name="P9"><text:span text:style-name="Strong_20_Emphasis">Deep Learning Architectures</text:span></text:p>
          <text:list>
            <text:list-item>
              <text:p text:style-name="P10">Convolutional Neural Networks (CNNs) for image processing.</text:p>
            </text:list-item>
            <text:list-item>
              <text:p text:style-name="P10">Recurrent Neural Networks (RNNs) for sequential data.</text:p>
            </text:list-item>
            <text:list-item>
              <text:p text:style-name="P10">Transformer models for NLP (e.g., BERT, GPT).</text:p>
            </text:list-item>
          </text:list>
        </text:list-item>
        <text:list-item>
          <text:p text:style-name="P9"><text:span text:style-name="Strong_20_Emphasis">Frameworks</text:span></text:p>
          <text:list>
            <text:list-item>
              <text:p text:style-name="P9">Deepen knowledge of TensorFlow/Keras or PyTorch for building custom model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5: Specialized Topics</text:span></text:h>
      <text:list text:style-name="L5">
        <text:list-item>
          <text:p text:style-name="P11"><text:span text:style-name="Strong_20_Emphasis">Natural Language Processing (NLP)</text:span></text:p>
          <text:list>
            <text:list-item>
              <text:p text:style-name="P12">Sentiment analysis, machine translation, and text generation.</text:p>
            </text:list-item>
            <text:list-item>
              <text:p text:style-name="P12">Pretrained models like BERT and GPT.</text:p>
            </text:list-item>
          </text:list>
        </text:list-item>
        <text:list-item>
          <text:p text:style-name="P11"><text:soft-page-break/><text:span text:style-name="Strong_20_Emphasis">Computer Vision</text:span></text:p>
          <text:list>
            <text:list-item>
              <text:p text:style-name="P12">Image classification, object detection, and image generation.</text:p>
            </text:list-item>
            <text:list-item>
              <text:p text:style-name="P12">Techniques like YOLO and GANs.</text:p>
            </text:list-item>
          </text:list>
        </text:list-item>
        <text:list-item>
          <text:p text:style-name="P11"><text:span text:style-name="Strong_20_Emphasis">Reinforcement Learning</text:span></text:p>
          <text:list>
            <text:list-item>
              <text:p text:style-name="P11">Learn Q-Learning, Deep Q-Learning, and Policy Gradient method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6: Deployment and Real-World Application</text:span></text:h>
      <text:list text:style-name="L6">
        <text:list-item>
          <text:p text:style-name="P13"><text:span text:style-name="Strong_20_Emphasis">Model Deployment</text:span></text:p>
          <text:list>
            <text:list-item>
              <text:p text:style-name="P14">Tools: Flask, FastAPI, Docker, and cloud services (AWS, GCP, Azure).</text:p>
            </text:list-item>
            <text:list-item>
              <text:p text:style-name="P14">Concepts: Model serving, monitoring, and scaling.</text:p>
            </text:list-item>
          </text:list>
        </text:list-item>
        <text:list-item>
          <text:p text:style-name="P13"><text:span text:style-name="Strong_20_Emphasis">ML Ops</text:span></text:p>
          <text:list>
            <text:list-item>
              <text:p text:style-name="P14">Versioning, pipeline automation, and deployment workflows.</text:p>
            </text:list-item>
            <text:list-item>
              <text:p text:style-name="P13">Tools: MLflow, Airflow, or Kubeflow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7: Continuous Learning</text:span></text:h>
      <text:list text:style-name="L7">
        <text:list-item>
          <text:p text:style-name="P15"><text:span text:style-name="Strong_20_Emphasis">Read Research Papers</text:span></text:p>
          <text:list>
            <text:list-item>
              <text:p text:style-name="P16">Stay updated with conferences like NeurIPS, CVPR, and ACL.</text:p>
            </text:list-item>
            <text:list-item>
              <text:p text:style-name="P16">Use platforms like ArXiv and Google Scholar.</text:p>
            </text:list-item>
          </text:list>
        </text:list-item>
        <text:list-item>
          <text:p text:style-name="P15"><text:span text:style-name="Strong_20_Emphasis">Contribute to Open Source</text:span></text:p>
          <text:list>
            <text:list-item>
              <text:p text:style-name="P15">Join ML-related open-source projects to enhance skills and community engagement.</text:p>
            </text:list-item>
          </text:list>
        </text:list-item>
      </text:list>
      <text:p text:style-name="Horizontal_20_Line"/>
      <text:h text:style-name="P2" text:outline-level="3"><text:span text:style-name="Strong_20_Emphasis"><text:span text:style-name="T1">Courses : </text:span></text:span></text:h>
      <text:p text:style-name="P40"><text:span text:style-name="Strong_20_Emphasis"><text:span text:style-name="T1">Give the Basic idea of NLP</text:span></text:span></text:p>
      <text:h text:style-name="Heading_20_3" text:outline-level="3"><text:span text:style-name="Strong_20_Emphasis"/></text:h>
      <text:h text:style-name="Heading_20_3" text:outline-level="3"><text:span text:style-name="Strong_20_Emphasis">https://www.udemy.com/course/nlp-natural-language-processing-with-python/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0:46:23.301000000</meta:creation-date>
    <dc:date>2024-12-10T11:04:47.567000000</dc:date>
    <meta:editing-duration>PT7M36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95" meta:word-count="694" meta:character-count="4993" meta:non-whitespace-character-count="4466"/>
  </office:meta>
</office:document-meta>
</file>